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
      <text:p text:style-name="Normal"/>
      <text:p text:style-name="Normal">### Mở bài:</text:p>
      <text:p text:style-name="Normal">Trong một thế giới đầy áp lực và khó khăn, mỗi người đều có một quan niệm riêng về hạnh phúc. Hạnh phúc không chỉ là sự cảm thấy vui vẻ trong những khoảnh khắc tốt đẹp, mà còn là một trạng thái tinh thần sâu sắc, một cảm giác an bình và hài lòng với cuộc sống. Quan niệm về hạnh phúc của mỗi người không chỉ phản ánh giá trị và ước mong của họ, mà còn phản ánh sự đa dạng và phong phú của trải nghiệm con người.</text:p>
      <text:p text:style-name="Normal"/>
      <text:p text:style-name="Normal">### Thân bài:</text:p>
      <text:p text:style-name="Normal">Quan niệm về hạnh phúc thường phản ánh sự đa dạng của các giá trị cá nhân. Đối với một số người, hạnh phúc có thể là sự thành công trong sự nghiệp và tài chính, trong khi đối với người khác, nó có thể là sự hài lòng với mối quan hệ gia đình và bạn bè. Một số người tin rằng hạnh phúc nằm trong việc theo đuổi đam mê và phát triển bản thân, trong khi người khác lại tin rằng hạnh phúc nằm trong việc sống trong sự chân thành và tận hưởng những điều đơn giản nhất của cuộc sống.</text:p>
      <text:p text:style-name="Normal"/>
      <text:p text:style-name="Normal">Quan niệm về hạnh phúc cũng phản ánh sự thay đổi và tiến hóa của con người theo thời gian. Những gì một người cảm thấy hạnh phúc ở tuổi 20 có thể hoàn toàn khác biệt so với những gì họ cảm thấy ở tuổi 40. Sự trưởng thành, trải nghiệm và những bài học từ cuộc sống có thể thay đổi quan điểm về hạnh phúc của mỗi người.</text:p>
      <text:p text:style-name="Normal"/>
      <text:p text:style-name="Normal">### Kết bài:</text:p>
      <text:p text:style-name="Normal">Trong tự do cá nhân, mỗi người đều có quyền tự quyết định về ý nghĩa và hướng đi của hạnh phúc của mình. Quan niệm hạnh phúc của mỗi người là một phần quan trọng của bản sắc cá nhân và đó là điều cần được tôn trọng và đánh giá cao. Bằng cách tôn trọng những quan niệm khác nhau về hạnh phúc và khám phá ý nghĩa sâu xa của nó, chúng ta có thể xây dựng một cộng đồng đa dạng và thịnh vượ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rial"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vi" fo:country="VN" style:language-asian="vi" style:country-asian="V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Times New Roman"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Times New Roman"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Times New Roman"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Times New Roman"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Times New Roman"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hân đẹp trâi</meta:initial-creator>
    <dc:creator>Nhân đẹp trâi</dc:creator>
    <meta:creation-date>2024-05-08T14:07:00Z</meta:creation-date>
    <dc:date>2024-05-08T14:07:00Z</dc:date>
    <meta:template xlink:href="Normal.dotm" xlink:type="simple"/>
    <meta:editing-cycles>2</meta:editing-cycles>
    <meta:editing-duration>PT60S</meta:editing-duration>
    <meta:document-statistic meta:page-count="1" meta:paragraph-count="3" meta:word-count="244" meta:character-count="1637" meta:row-count="11" meta:non-whitespace-character-count="1396"/>
  </office:meta>
</office:document-meta>
</file>